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6"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7" style:family="paragraph" style:parent-style-name="Heading_20_1" style:list-style-name="WW8Num13">
      <style:paragraph-properties fo:margin-left="0.75cm" fo:margin-right="0cm" fo:text-indent="-0.75cm" style:auto-text-indent="false"/>
    </style:style>
    <style:style style:name="P48"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9"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9"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6337173" text:style-name="WW8Num13">
        <text:list-item>
          <text:h text:style-name="P47" text:outline-level="1"><text:soft-page-break/>概述</text:h>
          <text:list>
            <text:list-item>
              <text:h text:style-name="P50"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7420438" text:continue-numbering="true" text:style-name="WW8Num13">
        <text:list-item>
          <text:h text:style-name="P48" text:outline-level="1"><text:soft-page-break/>libcstl库的基本结构</text:h>
          <text:list>
            <text:list-item>
              <text:h text:style-name="P52"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7425345" text:continue-numbering="true" text:style-name="WW8Num13">
        <text:list-item>
          <text:list>
            <text:list-item>
              <text:h text:style-name="P58"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7421637" text:continue-numbering="true" text:style-name="WW8Num13">
        <text:list-item>
          <text:list>
            <text:list-item>
              <text:h text:style-name="P54"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7436801" text:continue-numbering="true" text:style-name="WW8Num13">
        <text:list-item>
          <text:list>
            <text:list-item>
              <text:h text:style-name="P54"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7415794" text:continue-numbering="true" text:style-name="WW8Num13">
        <text:list-item>
          <text:list>
            <text:list-item>
              <text:h text:style-name="P54"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7443302" text:continue-numbering="true" text:style-name="WW8Num13">
        <text:list-item>
          <text:h text:style-name="P48"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7435696" text:continue-numbering="true" text:style-name="WW8Num13">
        <text:list-item>
          <text:list>
            <text:list-item>
              <text:h text:style-name="P55"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7443613" text:continue-numbering="true" text:style-name="WW8Num13">
        <text:list-item>
          <text:list>
            <text:list-item>
              <text:h text:style-name="P54"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7441633" text:continue-numbering="true" text:style-name="WW8Num13">
        <text:list-item>
          <text:list>
            <text:list-item>
              <text:h text:style-name="P53"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7435564" text:continue-numbering="true" text:style-name="WW8Num13">
        <text:list-item>
          <text:h text:style-name="P49"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7412877" text:continue-numbering="true" text:style-name="WW8Num13">
        <text:list-item>
          <text:list>
            <text:list-item>
              <text:h text:style-name="P54"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7425060" text:continue-numbering="true" text:style-name="WW8Num13">
        <text:list-item>
          <text:list>
            <text:list-item>
              <text:h text:style-name="P54"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7420170" text:continue-numbering="true" text:style-name="WW8Num13">
        <text:list-item>
          <text:list>
            <text:list-item>
              <text:h text:style-name="P54"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7436681" text:continue-numbering="true" text:style-name="WW8Num13">
        <text:list-item>
          <text:list>
            <text:list-item>
              <text:h text:style-name="P57"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7435444" text:continue-numbering="true" text:style-name="WW8Num13">
        <text:list-item>
          <text:list>
            <text:list-item>
              <text:h text:style-name="P57"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7444167" text:continue-numbering="true" text:style-name="WW8Num13">
        <text:list-item>
          <text:list>
            <text:list-item>
              <text:h text:style-name="P54"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428552" text:continue-numbering="true" text:style-name="WW8Num13">
        <text:list-item>
          <text:h text:style-name="P49"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7416406" text:continue-numbering="true" text:style-name="WW8Num13">
        <text:list-item>
          <text:list>
            <text:list-item>
              <text:h text:style-name="P54"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7433529" text:continue-numbering="true" text:style-name="WW8Num13">
        <text:list-item>
          <text:list>
            <text:list-item>
              <text:h text:style-name="P54"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7422838" text:continue-numbering="true" text:style-name="WW8Num13">
        <text:list-item>
          <text:list>
            <text:list-item>
              <text:h text:style-name="P54"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7433935" text:continue-numbering="true" text:style-name="WW8Num13">
        <text:list-item>
          <text:list>
            <text:list-item>
              <text:h text:style-name="P54"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439020" text:continue-numbering="true" text:style-name="WW8Num13">
        <text:list-item>
          <text:h text:style-name="P49"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7431622" text:continue-numbering="true" text:style-name="WW8Num13">
        <text:list-item>
          <text:list>
            <text:list-item>
              <text:h text:style-name="P57"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7438354" text:continue-numbering="true" text:style-name="WW8Num13">
        <text:list-item>
          <text:list>
            <text:list-item>
              <text:h text:style-name="P57"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7424103" text:continue-numbering="true" text:style-name="WW8Num13">
        <text:list-item>
          <text:list>
            <text:list-item>
              <text:h text:style-name="P57"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7423308" text:continue-numbering="true" text:style-name="WW8Num13">
        <text:list-item>
          <text:list>
            <text:list-item>
              <text:h text:style-name="P54"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7421035"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7438447" text:continue-numbering="true" text:style-name="WW8Num13">
        <text:list-item>
          <text:list>
            <text:list-item>
              <text:h text:style-name="P54"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414114" text:continue-numbering="true" text:style-name="WW8Num13">
        <text:list-item>
          <text:h text:style-name="P49"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7437775" text:continue-numbering="true" text:style-name="WW8Num13">
        <text:list-item>
          <text:list>
            <text:list-item>
              <text:h text:style-name="P57"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7428397" text:continue-numbering="true" text:style-name="WW8Num13">
        <text:list-item>
          <text:list>
            <text:list-item>
              <text:h text:style-name="P57"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7416600" text:continue-numbering="true" text:style-name="WW8Num13">
        <text:list-item>
          <text:list>
            <text:list-item>
              <text:h text:style-name="P57"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7416270" text:continue-numbering="true" text:style-name="WW8Num13">
        <text:list-item>
          <text:list>
            <text:list-item>
              <text:h text:style-name="P57"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7418257" text:continue-numbering="true" text:style-name="WW8Num13">
        <text:list-item>
          <text:list>
            <text:list-item>
              <text:h text:style-name="P54"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7416916"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433964" text:continue-numbering="true" text:style-name="WW8Num13">
        <text:list-item>
          <text:h text:style-name="P49"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7443835" text:continue-numbering="true" text:style-name="WW8Num13">
        <text:list-item>
          <text:list>
            <text:list-item>
              <text:h text:style-name="P56"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7439150" text:continue-numbering="true" text:style-name="WW8Num13">
        <text:list-item>
          <text:list>
            <text:list-item>
              <text:h text:style-name="P56"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7426757" text:continue-numbering="true" text:style-name="WW8Num13">
        <text:list-item>
          <text:list>
            <text:list-item>
              <text:h text:style-name="P56"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7415358" text:continue-numbering="true" text:style-name="WW8Num13">
        <text:list-item>
          <text:list>
            <text:list-item>
              <text:h text:style-name="P54"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7439135" text:continue-numbering="true" text:style-name="WW8Num13">
        <text:list-item>
          <text:list>
            <text:list-item>
              <text:h text:style-name="P54"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7425538" text:continue-numbering="true" text:style-name="WW8Num13">
        <text:list-item>
          <text:list>
            <text:list-item>
              <text:h text:style-name="P54"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427168" text:continue-numbering="true" text:style-name="WW8Num13">
        <text:list-item>
          <text:h text:style-name="P49"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7416564" text:continue-numbering="true" text:style-name="WW8Num13">
        <text:list-item>
          <text:list>
            <text:list-item>
              <text:h text:style-name="P51"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7425855" text:continue-numbering="true" text:style-name="WW8Num13">
        <text:list-item>
          <text:list>
            <text:list-item>
              <text:h text:style-name="P51"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7437439" text:continue-numbering="true" text:style-name="WW8Num13">
        <text:list-item>
          <text:list>
            <text:list-item>
              <text:h text:style-name="P51"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7418123" text:continue-numbering="true" text:style-name="WW8Num13">
        <text:list-item>
          <text:list>
            <text:list-item>
              <text:h text:style-name="P54"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7438425" text:continue-numbering="true" text:style-name="WW8Num13">
        <text:list-item>
          <text:list>
            <text:list-item>
              <text:h text:style-name="P54"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7415819"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413184" text:continue-numbering="true" text:style-name="WW8Num13">
        <text:list-item>
          <text:h text:style-name="P49"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7417783" text:continue-numbering="true" text:style-name="WW8Num13">
        <text:list-item>
          <text:list>
            <text:list-item>
              <text:h text:style-name="P51"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7419226" text:continue-numbering="true" text:style-name="WW8Num13">
        <text:list-item>
          <text:list>
            <text:list-item>
              <text:h text:style-name="P51"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7435427" text:continue-numbering="true" text:style-name="WW8Num13">
        <text:list-item>
          <text:list>
            <text:list-item>
              <text:h text:style-name="P54"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7437876" text:continue-numbering="true" text:style-name="WW8Num13">
        <text:list-item>
          <text:list>
            <text:list-item>
              <text:h text:style-name="P54"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414663" text:continue-numbering="true" text:style-name="WW8Num13">
        <text:list-item>
          <text:h text:style-name="P49"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7431453" text:continue-numbering="true" text:style-name="WW8Num13">
        <text:list-item>
          <text:list>
            <text:list-item>
              <text:h text:style-name="P51"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7431535" text:continue-numbering="true" text:style-name="WW8Num13">
        <text:list-item>
          <text:list>
            <text:list-item>
              <text:h text:style-name="P51"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7424066" text:continue-numbering="true" text:style-name="WW8Num13">
        <text:list-item>
          <text:list>
            <text:list-item>
              <text:h text:style-name="P54"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7445437" text:continue-numbering="true" text:style-name="WW8Num13">
        <text:list-item>
          <text:list>
            <text:list-item>
              <text:h text:style-name="P54"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436284" text:continue-numbering="true" text:style-name="WW8Num13">
        <text:list-item>
          <text:h text:style-name="P49"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7421972" text:continue-numbering="true" text:style-name="WW8Num13">
        <text:list-item>
          <text:list>
            <text:list-item>
              <text:h text:style-name="P51"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7434066" text:continue-numbering="true" text:style-name="WW8Num13">
        <text:list-item>
          <text:list>
            <text:list-item>
              <text:h text:style-name="P51"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7418175" text:continue-numbering="true" text:style-name="WW8Num13">
        <text:list-item>
          <text:list>
            <text:list-item>
              <text:h text:style-name="P51"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7440889" text:continue-numbering="true" text:style-name="WW8Num13">
        <text:list-item>
          <text:list>
            <text:list-item>
              <text:h text:style-name="P54"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6" table:style-name="Table496">
        <table:table-column table:style-name="Table496.A"/>
        <table:table-row>
          <table:table-cell table:style-name="Table496.A1" office:value-type="string">
            <text:p text:style-name="P32">size_t basic_string_find_last_no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6"/>
      <table:table table:name="Table497" table:style-name="Table497">
        <table:table-column table:style-name="Table497.A"/>
        <table:table-row>
          <table:table-cell table:style-name="Table497.A1" office:value-type="string">
            <text:p text:style-name="P32">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6"><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6"/>
      <table:table table:name="Table498" table:style-name="Table498">
        <table:table-column table:style-name="Table498.A"/>
        <table:table-row>
          <table:table-cell table:style-name="Table498.A1" office:value-type="string">
            <text:p text:style-name="P32">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6"><text:tab/>cpt_basic_string == NULL则函数的行为是未定义的，cpt_basic_string指向的容器是经过初始化以后的basic_string容器，否则函数的行为是未定义的。</text:p>
      <text:p text:style-name="P26"/>
      <table:table table:name="Table499" table:style-name="Table499">
        <table:table-column table:style-name="Table499.A"/>
        <table:table-row>
          <table:table-cell table:style-name="Table499.A1" office:value-type="string">
            <text:p text:style-name="P32">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text:p>
      <text:p text:style-name="P26"/>
      <table:table table:name="Table500" table:style-name="Table500">
        <table:table-column table:style-name="Table500.A"/>
        <table:table-row>
          <table:table-cell table:style-name="Table500.A1" office:value-type="string">
            <text:p text:style-name="P32">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6"><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6"/>
      <table:table table:name="Table501" table:style-name="Table501">
        <table:table-column table:style-name="Table501.A"/>
        <table:table-row>
          <table:table-cell table:style-name="Table501.A1" office:value-type="string">
            <text:p text:style-name="P32">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6"/>
      <table:table table:name="Table502" table:style-name="Table502">
        <table:table-column table:style-name="Table502.A"/>
        <table:table-row>
          <table:table-cell table:style-name="Table502.A1" office:value-type="string">
            <text:p text:style-name="P32">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6"/>
      <table:table table:name="Table503" table:style-name="Table503">
        <table:table-column table:style-name="Table503.A"/>
        <table:table-row>
          <table:table-cell table:style-name="Table503.A1" office:value-type="string">
            <text:p text:style-name="P32">void basic_string_assign_substring(</text:p>
            <text:p text:style-name="P32"><text:s text:c="4"/>basic_string_t* pt_dest, const basic_string_t* cpt_src,</text:p>
            <text:p text:style-name="P32"><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05" table:style-name="Table505">
        <table:table-column table:style-name="Table505.A"/>
        <table:table-row>
          <table:table-cell table:style-name="Table505.A1" office:value-type="string">
            <text:p text:style-name="P32">void basic_string_assign_cstr(</text:p>
            <text:p text:style-name="P32"><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06" table:style-name="Table506">
        <table:table-column table:style-name="Table506.A"/>
        <table:table-row>
          <table:table-cell table:style-name="Table506.A1" office:value-type="string">
            <text:p text:style-name="P32">void basic_string_assign_subcstr(</text:p>
            <text:p text:style-name="P32"><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Table504" table:style-name="Table504">
        <table:table-column table:style-name="Table504.A"/>
        <table:table-row>
          <table:table-cell table:style-name="Table504.A1" office:value-type="string">
            <text:p text:style-name="P32">void<text:span text:style-name="T38">　</text:span><text:span text:style-name="T37">basic_string</text:span>_assign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07" table:style-name="Table507">
        <table:table-column table:style-name="Table507.A"/>
        <table:table-row>
          <table:table-cell table:style-name="Table507.A1" office:value-type="string">
            <text:p text:style-name="P32">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6"/>
      <table:table table:name="Table508" table:style-name="Table508">
        <table:table-column table:style-name="Table508.A"/>
        <table:table-row>
          <table:table-cell table:style-name="Table508.A1" office:value-type="string">
            <text:p text:style-name="P32">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6"/>
      <table:table table:name="Table509" table:style-name="Table509">
        <table:table-column table:style-name="Table509.A"/>
        <table:table-row>
          <table:table-cell table:style-name="Table509.A1" office:value-type="string">
            <text:p text:style-name="P32">void basic_string_append_substring(</text:p>
            <text:p text:style-name="P32"><text:s text:c="4"/>basic_string_t* pt_dest, const basic_string_t* cpt_src,</text:p>
            <text:p text:style-name="P32"><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11" table:style-name="Table511">
        <table:table-column table:style-name="Table511.A"/>
        <table:table-row>
          <table:table-cell table:style-name="Table511.A1" office:value-type="string">
            <text:p text:style-name="P32">void basic_string_append_cstr(</text:p>
            <text:p text:style-name="P32"><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12" table:style-name="Table512">
        <table:table-column table:style-name="Table512.A"/>
        <table:table-row>
          <table:table-cell table:style-name="Table512.A1" office:value-type="string">
            <text:p text:style-name="P32">void basic_string_append_subcstr(</text:p>
            <text:p text:style-name="P32"><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text:soft-page-break/></text:p>
      <table:table table:name="Table510" table:style-name="Table510">
        <table:table-column table:style-name="Table510.A"/>
        <table:table-row>
          <table:table-cell table:style-name="Table510.A1" office:value-type="string">
            <text:p text:style-name="P32">void<text:span text:style-name="T38">　</text:span><text:span text:style-name="T37">basic_string</text:span>_append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13" table:style-name="Table513">
        <table:table-column table:style-name="Table513.A"/>
        <table:table-row>
          <table:table-cell table:style-name="Table513.A1" office:value-type="string">
            <text:p text:style-name="P32">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2">basic_string_iterator_t basic_string_insert(</text:p>
            <text:p text:style-name="P32"><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5" table:style-name="Table515">
        <table:table-column table:style-name="Table515.A"/>
        <table:table-row>
          <table:table-cell table:style-name="Table515.A1" office:value-type="string">
            <text:p text:style-name="P32">basic_string_iterator_t basic_string_insert_n(</text:p>
            <text:p text:style-name="P32"><text:s text:c="4"/>basic_string_t* pt_basic_string, basic_string_iterator_t it_pos,</text:p>
            <text:p text:style-name="P32"><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6" table:style-name="Table516">
        <table:table-column table:style-name="Table516.A"/>
        <table:table-row>
          <table:table-cell table:style-name="Table516.A1" office:value-type="string">
            <text:p text:style-name="P32">void basic_string_insert_string(</text:p>
            <text:p text:style-name="P32"><text:s text:c="4"/>basic_string_t* pt_basic_string, size_t t_pos,</text:p>
            <text:p text:style-name="P32"><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6"/>
      <table:table table:name="Table517" table:style-name="Table517">
        <table:table-column table:style-name="Table517.A"/>
        <table:table-row>
          <table:table-cell table:style-name="Table517.A1" office:value-type="string">
            <text:p text:style-name="P32">void basic_string_insert_substring(</text:p>
            <text:p text:style-name="P32"><text:s text:c="4"/>basic_string_t* pt_basic_string, size_t t_pos,</text:p>
            <text:p text:style-name="P32"><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6"/>
      <table:table table:name="Table519" table:style-name="Table519">
        <table:table-column table:style-name="Table519.A"/>
        <table:table-row>
          <table:table-cell table:style-name="Table519.A1" office:value-type="string">
            <text:p text:style-name="P32">void basic_string_insert_cstr(</text:p>
            <text:p text:style-name="P32"><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6"><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6"/>
      <table:table table:name="Table520" table:style-name="Table520">
        <table:table-column table:style-name="Table520.A"/>
        <table:table-row>
          <table:table-cell table:style-name="Table520.A1" office:value-type="string">
            <text:p text:style-name="P32">void basic_string_insert_subcstr(</text:p>
            <text:p text:style-name="P32"><text:s text:c="4"/>basic_string_t* pt_basic_string, size_t t_pos,</text:p>
            <text:p text:style-name="P32"><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6"/>
      <table:table table:name="Table518" table:style-name="Table518">
        <table:table-column table:style-name="Table518.A"/>
        <table:table-row>
          <table:table-cell table:style-name="Table518.A1" office:value-type="string">
            <text:p text:style-name="P32">void<text:span text:style-name="T38">　</text:span><text:span text:style-name="T37">basic_string</text:span>_insert_range(</text:p>
            <text:p text:style-name="P32"><text:s text:c="4"/>basic_string_t* pt_basic_string, basic_string_iterator_t it_pos,</text:p>
            <text:p text:style-name="P32"><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表格86" table:style-name="表格86">
        <table:table-column table:style-name="表格86.A"/>
        <table:table-row>
          <table:table-cell table:style-name="表格86.A1" office:value-type="string">
            <text:p text:style-name="P32">void basic_string_insert_elem(</text:p>
            <text:p text:style-name="P32"><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2">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2">void basic_string_resize(</text:p>
            <text:p text:style-name="P32"><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2">basic_string_iterator_t basic_string_erase(</text:p>
            <text:p text:style-name="P32"><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6"><text:tab/>如果 pt_basic_string == NULL或者basic_string是未初始化的basic_string则函数的行为是未定义的。it_pos是属于basic_string的有效的迭代器，否则函数的行为是未定义的。</text:p>
      <text:p text:style-name="P26"/>
      <table:table table:name="表格90" table:style-name="表格90">
        <table:table-column table:style-name="表格90.A"/>
        <table:table-row>
          <table:table-cell table:style-name="表格90.A1" office:value-type="string">
            <text:p text:style-name="P32"><text:span text:style-name="T38">b</text:span><text:span text:style-name="T37">asic_string_iterator_t</text:span><text:span text:style-name="T38">　</text:span><text:span text:style-name="T37">basic_string</text:span>_erase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6"><text:tab/>pt_basic_string == NULL则函数的行为是未定义的，pt_basic_string指向的容器是经过初始化以后的basic_string容器，否则函数的行为是未定义的。[it_begin, it_end)是有效的范围，否则函数的行为是未定义的。</text:p>
      <text:p text:style-name="P26"/>
      <table:table table:name="表格91" table:style-name="表格91">
        <table:table-column table:style-name="表格91.A"/>
        <table:table-row>
          <table:table-cell table:style-name="表格91.A1" office:value-type="string">
            <text:p text:style-name="P32">void basic_string_erase_substring(</text:p>
            <text:p text:style-name="P32"><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6"><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6"/>
      <table:table table:name="Table521" table:style-name="Table521">
        <table:table-column table:style-name="Table521.A"/>
        <table:table-row>
          <table:table-cell table:style-name="Table521.A1" office:value-type="string">
            <text:p text:style-name="P32">void basic_string_replace(</text:p>
            <text:p text:style-name="P32"><text:s text:c="4"/>basic_string_t* pt_basic_string, size_t t_pos, size_t t_len,</text:p>
            <text:p text:style-name="P32"><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6"><text:soft-page-break/></text:p>
      <table:table table:name="Table522" table:style-name="Table522">
        <table:table-column table:style-name="Table522.A"/>
        <table:table-row>
          <table:table-cell table:style-name="Table522.A1" office:value-type="string">
            <text:p text:style-name="P32">void basic_string_replace_substring(</text:p>
            <text:p text:style-name="P32"><text:s text:c="4"/>basic_string_t* pt_basic_string, size_t t_pos, size_t t_len,</text:p>
            <text:p text:style-name="P32"><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6"/>
      <table:table table:name="Table523" table:style-name="Table523">
        <table:table-column table:style-name="Table523.A"/>
        <table:table-row>
          <table:table-cell table:style-name="Table523.A1" office:value-type="string">
            <text:p text:style-name="P32">void basic_string_replace_cstr(</text:p>
            <text:p text:style-name="P32"><text:s text:c="4"/>basic_string_t* pt_basic_string, size_t t_pos, size_t t_len,</text:p>
            <text:p text:style-name="P32"><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6"/>
      <table:table table:name="Table524" table:style-name="Table524">
        <table:table-column table:style-name="Table524.A"/>
        <table:table-row>
          <table:table-cell table:style-name="Table524.A1" office:value-type="string">
            <text:p text:style-name="P32">void basic_string_replace_subcstr(</text:p>
            <text:p text:style-name="P32"><text:soft-page-break/><text:s text:c="4"/>basic_string_t* pt_basic_string, size_t t_pos, size_t t_len,</text:p>
            <text:p text:style-name="P32"><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1"/>
      <table:table table:name="Table525" table:style-name="Table525">
        <table:table-column table:style-name="Table525.A"/>
        <table:table-row>
          <table:table-cell table:style-name="Table525.A1" office:value-type="string">
            <text:p text:style-name="P32">void basic_string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6"/>
      <table:table table:name="Table526" table:style-name="Table526">
        <table:table-column table:style-name="Table526.A"/>
        <table:table-row>
          <table:table-cell table:style-name="Table526.A1" office:value-type="string">
            <text:p text:style-name="P32">void basic_string_range_replace(</text:p>
            <text:p text:style-name="P32"><text:s text:c="4"/>basic_string_t* pt_basic_string, basic_string_iterator_t it_begin,</text:p>
            <text:p text:style-name="P32"><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6"/>
      <table:table table:name="Table527" table:style-name="Table527">
        <table:table-column table:style-name="Table527.A"/>
        <table:table-row>
          <table:table-cell table:style-name="Table527.A1" office:value-type="string">
            <text:p text:style-name="P32">void basic_string_range_replace_substring(</text:p>
            <text:p text:style-name="P32"><text:s text:c="4"/>basic_string_t* pt_basic_string, basic_string_iterator_t it_begin,</text:p>
            <text:p text:style-name="P32"><text:s text:c="4"/>basic_string_iterator_t it_end, const basic_string_t* cpt_replace,</text:p>
            <text:p text:style-name="P32"><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6"/>
      <table:table table:name="Table528" table:style-name="Table528">
        <table:table-column table:style-name="Table528.A"/>
        <table:table-row>
          <table:table-cell table:style-name="Table528.A1" office:value-type="string">
            <text:p text:style-name="P32">void basic_string_range_replace_cstr(</text:p>
            <text:p text:style-name="P32"><text:s text:c="4"/>basic_string_t* pt_basic_string, basic_string_iterator_t it_begin,</text:p>
            <text:p text:style-name="P32"><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6"/>
      <table:table table:name="表格92" table:style-name="表格92">
        <table:table-column table:style-name="表格92.A"/>
        <table:table-row>
          <table:table-cell table:style-name="表格92.A1" office:value-type="string">
            <text:p text:style-name="P32">void basic_string_range_replace_subcstr(</text:p>
            <text:p text:style-name="P32"><text:s text:c="4"/>basic_string_t* pt_basic_string, basic_string_iterator_t it_begin,</text:p>
            <text:p text:style-name="P32"><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1"/>
      <table:table table:name="表格93" table:style-name="表格93">
        <table:table-column table:style-name="表格93.A"/>
        <table:table-row>
          <table:table-cell table:style-name="表格93.A1" office:value-type="string">
            <text:p text:style-name="P32">void basic_string_range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6"/>
      <table:table table:name="表格94" table:style-name="表格94">
        <table:table-column table:style-name="表格94.A"/>
        <table:table-row>
          <table:table-cell table:style-name="表格94.A1" office:value-type="string">
            <text:p text:style-name="P32">void basic_string_replace_range(</text:p>
            <text:p text:style-name="P32"><text:s text:c="4"/>basic_string_t* pt_basic_string,</text:p>
            <text:p text:style-name="P32"><text:s text:c="4"/>basic_string_iterator_t it_begin, basic_string_iterator_t it_end,</text:p>
            <text:p text:style-name="P32"><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6"/>
      <text:list xml:id="list37420950"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ext:soft-page-break/>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7432855" text:continue-numbering="true" text:style-name="WW8Num13">
        <text:list-item>
          <text:list>
            <text:list-item>
              <text:h text:style-name="P54"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text:soft-page-break/></text:p>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oft-page-break/><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list xml:id="list37431933" text:continue-numbering="true" text:style-name="WW8Num13">
        <text:list-item>
          <text:h text:style-name="P49" text:outline-level="1"><text:soft-page-break/>string<text:span text:style-name="T20">容器</text:span></text:h>
        </text:list-item>
      </text:list>
      <text:p text:style-name="P21"><text:tab/>string容器是字符串的概念，它的底层使用basic_string实现，string与其他容器不同，它内部保存的只是char类型而不保存其他类型的数据。</text:p>
      <text:p text:style-name="P21"/>
      <text:list xml:id="list37445210" text:continue-numbering="true" text:style-name="WW8Num13">
        <text:list-item>
          <text:list>
            <text:list-item>
              <text:h text:style-name="P51" text:outline-level="2"><text:span text:style-name="T6">string</text:span>容器的机制</text:h>
            </text:list-item>
          </text:list>
        </text:list-item>
      </text:list>
      <text:p text:style-name="P21"><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1"><text:tab/>在使用字符串时有些问题，当字符串中包含'\0'的时候会被截断，如”abc\0xxxxx”会被自动截断成”abc”，这与STL的行为不一致。</text:p>
      <text:p text:style-name="P21"><text:tab/>同时string还提供了一些I/O操作。</text:p>
      <text:list xml:id="list37439140" text:continue-numbering="true" text:style-name="WW8Num13">
        <text:list-item>
          <text:list>
            <text:list-item>
              <text:h text:style-name="P51" text:outline-level="2"><text:span text:style-name="T6">string</text:span><text:span text:style-name="T23">迭代</text:span>器</text:h>
            </text:list-item>
          </text:list>
        </text:list-item>
      </text:list>
      <text:p text:style-name="P21"><text:tab/>直接使用basic_string的迭代器作为string的迭代器。</text:p>
      <text:list xml:id="list37438997" text:continue-numbering="true" text:style-name="WW8Num13">
        <text:list-item>
          <text:list>
            <text:list-item>
              <text:h text:style-name="P51" text:outline-level="2"><text:span text:style-name="T6">string</text:span>代码结构</text:h>
            </text:list-item>
          </text:list>
        </text:list-item>
      </text:list>
      <text:p text:style-name="P21"><text:tab/>string直接使用basic_string作为底层实现</text:p>
      <table:table table:name="表格95" table:style-name="表格95">
        <table:table-column table:style-name="表格95.A"/>
        <table:table-row>
          <table:table-cell table:style-name="表格95.A1" office:value-type="string">
            <text:p text:style-name="P32">typedef basic_string_t string_t;</text:p>
          </table:table-cell>
        </table:table-row>
      </table:table>
      <text:p text:style-name="P21"/>
      <text:list xml:id="list37425926" text:continue-numbering="true" text:style-name="WW8Num13">
        <text:list-item>
          <text:list>
            <text:list-item>
              <text:h text:style-name="P54" text:outline-level="2">外部接口</text:h>
            </text:list-item>
          </text:list>
        </text:list-item>
      </text:list>
      <text:p text:style-name="P21"><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7">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7">string_compare</text:p>
          </table:table-cell>
          <table:table-cell table:style-name="表格99.B2" office:value-type="string">
            <text:p text:style-name="P36">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1"/>
      <text:p text:style-name="P21">接口原型：</text:p>
      <table:table table:name="表格100" table:style-name="表格100">
        <table:table-column table:style-name="表格100.A"/>
        <table:table-row>
          <table:table-cell table:style-name="表格100.A1" office:value-type="string">
            <text:p text:style-name="P32">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6"><text:tab/>创建的string容器中保存的数据是char类型。</text:p>
      <text:p text:style-name="P26"/>
      <table:table table:name="表格101" table:style-name="表格101">
        <table:table-column table:style-name="表格101.A"/>
        <table:table-row>
          <table:table-cell table:style-name="表格101.A1" office:value-type="string">
            <text:p text:style-name="P32">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6"><text:tab/>被初始化的容器一定是使用create_string创建的容器，否则函数的行为是未定义的。pstr_string == NULL，函数的行为是未定义的。使用string_init初始化之后的string容器，string_size() == 0。</text:p>
      <text:p text:style-name="P26"/>
      <table:table table:name="表格102" table:style-name="表格102">
        <table:table-column table:style-name="表格102.A"/>
        <table:table-row>
          <table:table-cell table:style-name="表格102.A1" office:value-type="string">
            <text:p text:style-name="P32">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6"><text:tab/>如果pstr_string == NULL则函数的行为是未定义的。string容器必须是使用create_string创建的否则函数的行为是未定义的。使用string_init_char初始化之后的string容器，string_size() == t_count。</text:p>
      <text:p text:style-name="P26"/>
      <table:table table:name="表格103" table:style-name="表格103">
        <table:table-column table:style-name="表格103.A"/>
        <table:table-row>
          <table:table-cell table:style-name="表格103.A1" office:value-type="string">
            <text:p text:style-name="P32">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6"/>
      <table:table table:name="表格104" table:style-name="表格104">
        <table:table-column table:style-name="表格104.A"/>
        <table:table-row>
          <table:table-cell table:style-name="表格104.A1" office:value-type="string">
            <text:p text:style-name="P32">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6"/>
      <table:table table:name="表格105" table:style-name="表格105">
        <table:table-column table:style-name="表格105.A"/>
        <table:table-row>
          <table:table-cell table:style-name="表格105.A1" office:value-type="string">
            <text:p text:style-name="P32">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6"/>
      <table:table table:name="表格106" table:style-name="表格106">
        <table:table-column table:style-name="表格106.A"/>
        <table:table-row>
          <table:table-cell table:style-name="表格106.A1" office:value-type="string">
            <text:p text:style-name="P32">void string_init_copy_substring(</text:p>
            <text:p text:style-name="P32"><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6"/>
      <table:table table:name="表格107" table:style-name="表格107">
        <table:table-column table:style-name="表格107.A"/>
        <table:table-row>
          <table:table-cell table:style-name="表格107.A1" office:value-type="string">
            <text:p text:style-name="P32">void string_init_copy_range(string_t* pstr_string,</text:p>
            <text:p text:style-name="P32"><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6"/>
      <table:table table:name="表格108" table:style-name="表格108">
        <table:table-column table:style-name="表格108.A"/>
        <table:table-row>
          <table:table-cell table:style-name="表格108.A1" office:value-type="string">
            <text:p text:style-name="P32">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6"><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6"/>
      <table:table table:name="Table529" table:style-name="Table529">
        <table:table-column table:style-name="Table529.A"/>
        <table:table-row>
          <table:table-cell table:style-name="Table529.A1" office:value-type="string">
            <text:p text:style-name="P32">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返回空串。</text:p>
      <text:p text:style-name="P26"/>
      <table:table table:name="Table530" table:style-name="Table530">
        <table:table-column table:style-name="Table530.A"/>
        <table:table-row>
          <table:table-cell table:style-name="Table530.A1" office:value-type="string">
            <text:p text:style-name="P32">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函数的行为是未定义的。</text:p>
      <text:p text:style-name="P26"/>
      <table:table table:name="Table531" table:style-name="Table531">
        <table:table-column table:style-name="Table531.A"/>
        <table:table-row>
          <table:table-cell table:style-name="Table531.A1" office:value-type="string">
            <text:p text:style-name="P32">size_t string_copy(</text:p>
            <text:p text:style-name="P32"><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6"><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6"/>
      <table:table table:name="Table532" table:style-name="Table532">
        <table:table-column table:style-name="Table532.A"/>
        <table:table-row>
          <table:table-cell table:style-name="Table532.A1" office:value-type="string">
            <text:p text:style-name="P32">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6"><text:tab/>如果cpstr_string == NULL或者string容器一定已经初始化的容器，否则函数的行为是未定义的。</text:p>
      <text:p text:style-name="P26"/>
      <table:table table:name="Table533" table:style-name="Table533">
        <table:table-column table:style-name="Table533.A"/>
        <table:table-row>
          <table:table-cell table:style-name="Table533.A1" office:value-type="string">
            <text:p text:style-name="P32">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6"><text:tab/>如果cpstr_string == NULL或者string容器一定已经初始化的容器，否则函数的行为是未定义的。这个函数与string_size()相同。</text:p>
      <text:p text:style-name="P26"/>
      <table:table table:name="Table534" table:style-name="Table534">
        <table:table-column table:style-name="Table534.A"/>
        <table:table-row>
          <table:table-cell table:style-name="Table534.A1" office:value-type="string">
            <text:p text:style-name="P32">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6"><text:tab/>如果cpstr_string == NULL或者string容器一定已经初始化的容器，否则函数的行为是未定义的。</text:p>
      <text:p text:style-name="P26"/>
      <table:table table:name="Table535" table:style-name="Table535">
        <table:table-column table:style-name="Table535.A"/>
        <table:table-row>
          <table:table-cell table:style-name="Table535.A1" office:value-type="string">
            <text:p text:style-name="P32">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6"><text:tab/>cpstr_string == NULL则函数的行为是未定义的，cpstr_string指向的容器是经过初始化以后的string容器，否则函数的行为是未定义的。这个最大数量是与系统相关的，不是一个固定的值。</text:p>
      <text:p text:style-name="P26"/>
      <table:table table:name="Table536" table:style-name="Table536">
        <table:table-column table:style-name="Table536.A"/>
        <table:table-row>
          <table:table-cell table:style-name="Table536.A1" office:value-type="string">
            <text:p text:style-name="P32">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6"><text:tab/>cpstr_string == NULL则函数的行为是未定义的，cpstr_string指向的容器是经过初始化以后的string容器，否则函数的行为是未定义的。容量符合前面描述的算法。</text:p>
      <text:p text:style-name="P26"/>
      <table:table table:name="Table537" table:style-name="Table537">
        <table:table-column table:style-name="Table537.A"/>
        <table:table-row>
          <table:table-cell table:style-name="Table537.A1" office:value-type="string">
            <text:p text:style-name="P32">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6"><text:tab/>cpstr_string == NULL则函数的行为是未定义的，cpstr_string指向的容器是经过初始化以后的string容器，否则函数的行为是未定义的。如果t_pos超过了string容器中字符索引的范围，则函数的行为是未定义的。</text:p>
      <text:p text:style-name="P26"/>
      <table:table table:name="Table538" table:style-name="Table538">
        <table:table-column table:style-name="Table538.A"/>
        <table:table-row>
          <table:table-cell table:style-name="Table538.A1" office:value-type="string">
            <text:p text:style-name="P32">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6"/>
      <table:table table:name="Table539" table:style-name="Table539">
        <table:table-column table:style-name="Table539.A"/>
        <table:table-row>
          <table:table-cell table:style-name="Table539.A1" office:value-type="string">
            <text:p text:style-name="P32">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6"/>
      <table:table table:name="Table540" table:style-name="Table540">
        <table:table-column table:style-name="Table540.A"/>
        <table:table-row>
          <table:table-cell table:style-name="Table540.A1" office:value-type="string">
            <text:p text:style-name="P32">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6"/>
      <table:table table:name="Table541" table:style-name="Table541">
        <table:table-column table:style-name="Table541.A"/>
        <table:table-row>
          <table:table-cell table:style-name="Table541.A1" office:value-type="string">
            <text:p text:style-name="P32">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6"/>
      <table:table table:name="Table542" table:style-name="Table542">
        <table:table-column table:style-name="Table542.A"/>
        <table:table-row>
          <table:table-cell table:style-name="Table542.A1" office:value-type="string">
            <text:p text:style-name="P32">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6"/>
      <table:table table:name="Table543" table:style-name="Table543">
        <table:table-column table:style-name="Table543.A"/>
        <table:table-row>
          <table:table-cell table:style-name="Table543.A1" office:value-type="string">
            <text:p text:style-name="P32">bool_t string_greater_equal(</text:p>
            <text:p text:style-name="P32"><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6"/>
      <table:table table:name="Table544" table:style-name="Table544">
        <table:table-column table:style-name="Table544.A"/>
        <table:table-row>
          <table:table-cell table:style-name="Table544.A1" office:value-type="string">
            <text:p text:style-name="P32">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6"/>
      <table:table table:name="Table545" table:style-name="Table545">
        <table:table-column table:style-name="Table545.A"/>
        <table:table-row>
          <table:table-cell table:style-name="Table545.A1" office:value-type="string">
            <text:p text:style-name="P32">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6"><text:tab/>cpstr_string == NULL或者s_cstr == NULL则函数的行为是未定义的，cpstr_string指向的容器是经过初始化以后的string容器，否则函数的行为是未定义的。</text:p>
      <text:p text:style-name="P26"/>
      <table:table table:name="Table546" table:style-name="Table546">
        <table:table-column table:style-name="Table546.A"/>
        <table:table-row>
          <table:table-cell table:style-name="Table546.A1" office:value-type="string">
            <text:p text:style-name="P32">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6"/>
      <table:table table:name="Table547" table:style-name="Table547">
        <table:table-column table:style-name="Table547.A"/>
        <table:table-row>
          <table:table-cell table:style-name="Table547.A1" office:value-type="string">
            <text:p text:style-name="P32">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6"/>
      <table:table table:name="Table548" table:style-name="Table548">
        <table:table-column table:style-name="Table548.A"/>
        <table:table-row>
          <table:table-cell table:style-name="Table548.A1" office:value-type="string">
            <text:p text:style-name="P32">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6"/>
      <table:table table:name="Table549" table:style-name="Table549">
        <table:table-column table:style-name="Table549.A"/>
        <table:table-row>
          <table:table-cell table:style-name="Table549.A1" office:value-type="string">
            <text:p text:style-name="P32">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6"/>
      <table:table table:name="Table550" table:style-name="Table550">
        <table:table-column table:style-name="Table550.A"/>
        <table:table-row>
          <table:table-cell table:style-name="Table550.A1" office:value-type="string">
            <text:p text:style-name="P32">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如果cpstr_first == cpstr_second则返回0。</text:p>
      <text:p text:style-name="P26"/>
      <table:table table:name="Table551" table:style-name="Table551">
        <table:table-column table:style-name="Table551.A"/>
        <table:table-row>
          <table:table-cell table:style-name="Table551.A1" office:value-type="string">
            <text:p text:style-name="P32">int string_compare_substring_string(</text:p>
            <text:p text:style-name="P32"><text:s text:c="4"/>const string_t* cpstr_first, size_t t_pos, size_t t_len,</text:p>
            <text:p text:style-name="P32"><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6"><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2" table:style-name="Table552">
        <table:table-column table:style-name="Table552.A"/>
        <table:table-row>
          <table:table-cell table:style-name="Table552.A1" office:value-type="string">
            <text:p text:style-name="P32">int string_compare_substring_substring(</text:p>
            <text:p text:style-name="P32"><text:s text:c="4"/>const string_t* cpstr_first, size_t t_firstpos, size_t t_firstlen,</text:p>
            <text:p text:style-name="P32"><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6"/>
      <table:table table:name="Table553" table:style-name="Table553">
        <table:table-column table:style-name="Table553.A"/>
        <table:table-row>
          <table:table-cell table:style-name="Table553.A1" office:value-type="string">
            <text:p text:style-name="P32">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ext:p>
      <text:p text:style-name="P26"/>
      <table:table table:name="Table554" table:style-name="Table554">
        <table:table-column table:style-name="Table554.A"/>
        <table:table-row>
          <table:table-cell table:style-name="Table554.A1" office:value-type="string">
            <text:p text:style-name="P32">int string_compare_substring_cstr(</text:p>
            <text:p text:style-name="P32"><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5" table:style-name="Table555">
        <table:table-column table:style-name="Table555.A"/>
        <table:table-row>
          <table:table-cell table:style-name="Table555.A1" office:value-type="string">
            <text:p text:style-name="P32">int string_compare_substring_subcstr(</text:p>
            <text:p text:style-name="P32"><text:s text:c="4"/>const string_t* cpstr_string, size_t t_pos, size_t t_len,</text:p>
            <text:p text:style-name="P32"><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432808" text:continue-numbering="true" text:style-name="WW8Num13">
        <text:list-item>
          <text:list>
            <text:list-item>
              <text:h text:style-name="P54" text:outline-level="2">迭代器接口</text:h>
            </text:list-item>
          </text:list>
        </text:list-item>
      </text:list>
      <text:p text:style-name="P21"><text:tab/>由于直接使用basic_string迭代器作为实现，所以string并没有提供迭代器接口。</text:p>
      <text:list xml:id="list37416472" text:continue-numbering="true" text:style-name="WW8Num13">
        <text:list-item>
          <text:list>
            <text:list-item>
              <text:h text:style-name="P54" text:outline-level="2"><text:soft-page-break/>内部和辅助接口</text:h>
            </text:list-item>
          </text:list>
        </text:list-item>
      </text:list>
      <text:p text:style-name="P21"><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1"/>
      <table:table table:name="表格97" table:style-name="表格97">
        <table:table-column table:style-name="表格97.A"/>
        <table:table-row>
          <table:table-cell table:style-name="表格97.A1" office:value-type="string">
            <text:p text:style-name="P32">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6"><text:tab/>如果pstr_string == NULL 则函数的行为是未定义的。</text:p>
      <text:p text:style-name="P21"/>
      <table:table table:name="表格98" table:style-name="表格98">
        <table:table-column table:style-name="表格98.A"/>
        <table:table-row>
          <table:table-cell table:style-name="表格98.A1" office:value-type="string">
            <text:p text:style-name="P32">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6"><text:tab/>如果pstr_string == NULL或者string不是使用create_string生成的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419616" text:continue-numbering="true" text:style-name="WW8Num13">
        <text:list-item>
          <text:h text:style-name="P49" text:outline-level="1"><text:soft-page-break/>libcstl 2.1<text:span text:style-name="T20">更新</text:span></text:h>
          <text:list>
            <text:list-item>
              <text:h text:style-name="P57" text:outline-level="2"><text:span text:style-name="T6">libcstl 2.1</text:span><text:span text:style-name="T3">新特性</text:span></text:h>
            </text:list-item>
          </text:list>
        </text:list-item>
      </text:list>
      <text:list xml:id="list36341558" text:style-name="L1">
        <text:list-item>
          <text:p text:style-name="P43">容器迭代器的互操作性，一种容器可以使用另一种容器的迭代器，只要两种容器中保存的数据类型相同。</text:p>
        </text:list-item>
        <text:list-item>
          <text:p text:style-name="P43">增加使用数组初始化容器的接口。</text:p>
        </text:list-item>
        <text:list-item>
          <text:p text:style-name="P43">增加版本标识宏libcstl 2.1.0为CSTL_VERSION 20100 CSTL_MAJOR_VERSION 2 CSTL_MINOR_VERSION 1 CSTL_REVISION_VERSION 0</text:p>
        </text:list-item>
        <text:list-item>
          <text:p text:style-name="P43">增加iterator_set_elem设置成使用可变参数的函数。</text:p>
        </text:list-item>
        <text:list-item>
          <text:p text:style-name="P43">添加对于size_t类型的支持。</text:p>
        </text:list-item>
        <text:list-item>
          <text:p text:style-name="P43">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433913" text:continue-list="list37419616" text:style-name="WW8Num13">
        <text:list-item>
          <text:list>
            <text:list-item>
              <text:h text:style-name="P57" text:outline-level="2"><text:span text:style-name="T6">libcstl 2.1</text:span><text:span text:style-name="T3">改善</text:span></text:h>
            </text:list-item>
          </text:list>
        </text:list-item>
      </text:list>
      <text:list xml:id="list36333826" text:style-name="L2">
        <text:list-item>
          <text:p text:style-name="P44">容器初始化后占用的内存过大。在2.1中间内存管理作为可选项使用。默认不使用内存管理。</text:p>
        </text:list-item>
        <text:list-item>
          <text:p text:style-name="P44">vector容器在添加少量数据的时候重新飞配的内存太小，导致后续的操作很快就用完了预留的内存。</text:p>
        </text:list-item>
        <text:list-item>
          <text:p text:style-name="P44">增加容错的处理，减少外部接口的未定义情况，加强一致性有必要时要增加未定义的情况。</text:p>
        </text:list-item>
        <text:list-item>
          <text:p text:style-name="P44">添加VS2003和VS2010的工程。</text:p>
        </text:list-item>
        <text:list-item>
          <text:p text:style-name="P44">有内存泄漏的情况，每次500~1k左右。</text:p>
        </text:list-item>
        <text:list-item>
          <text:p text:style-name="P44">改善目前已知的限制性，不能够对于libcstl内建类型进行重命名，对于使用范围的函数，当范围属于这个容本身的时候，函数的行为是未定义的。</text:p>
        </text:list-item>
        <text:list-item>
          <text:p text:style-name="P44">目前string_t类型与STL中的string_t类型行为不一致，主要是由于string_t类型的实现造成的，可能在2.1中更改这个实现。</text:p>
        </text:list-item>
      </text:list>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list xml:id="list37415711" text:continue-list="list37433913" text:style-name="WW8Num13">
        <text:list-item>
          <text:list>
            <text:list-item>
              <text:h text:style-name="P57" text:outline-level="2"><text:span text:style-name="T6">libcstl 2.1</text:span><text:span text:style-name="T3">代码的优化</text:span></text:h>
            </text:list-item>
          </text:list>
        </text:list-item>
      </text:list>
      <text:list xml:id="list37419984" text:continue-list="list36333826" text:style-name="L2">
        <text:list-item>
          <text:p text:style-name="P44">使用现有的算法实现部分容器接口的实现，这样减少代码的重复。</text:p>
        </text:list-item>
        <text:list-item>
          <text:p text:style-name="P44">在同一容器中尽量使用同一算法来实现不同的接口。例如实现删除操作的有多个接口，可以提供一个删除操作的接口然后将它包装成多个接口。</text:p>
        </text:list-item>
        <text:list-item>
          <text:p text:style-name="P44">调整代码结构，将实现代码从一个文件中拆分出来，减小c文件的大小。</text:p>
        </text:list-item>
        <text:list-item>
          <text:p text:style-name="P44">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4">在对于容器和数据区间之间进行操作的情况，尤其要考虑数据区间输入容器的时候的特殊处理。</text:p>
        </text:list-item>
        <text:list-item>
          <text:p text:style-name="P44">修改各个容器的create_xxxx_iterator()接口，将这个接口改为迭代器内部接口_create_xxxx_iterator()。</text:p>
        </text:list-item>
        <text:list-item>
          <text:p text:style-name="P44">修改代码实现，是代码符合编码规范以及命名规则。</text:p>
        </text:list-item>
        <text:list-item>
          <text:p text:style-name="P44">将有符号的int类型都改成有符号的long类型以适应64位环境。</text:p>
        </text:list-item>
        <text:list-item>
          <text:p text:style-name="P44">修改根目录下的Makefile.am，将LICENSE发布。或者改成COPYING.LESSER(符合GNU标准的名字)。</text:p>
        </text:list-item>
        <text:list-item>
          <text:p text:style-name="P44">使用gcov或者gprof对代码进行优化。使用valgrind和vld进行内存泄漏检查。使用pclint进行代码静态检查。</text:p>
        </text:list-item>
        <text:list-item>
          <text:p text:style-name="P44">将代码中函数名统一，辅助函数也要以相应的容器或者算法为前缀。函数参数也要符合编码规范。</text:p>
        </text:list-item>
        <text:list-item>
          <text:p text:style-name="P44">制定一个工程规范规范。</text:p>
        </text:list-item>
        <text:list-item>
          <text:p text:style-name="P44">对于操作数据区间的接口函数，尤其要注意数据区间属于当前容器是的处理。如果list_insert_range(pt_list, t_pos, it_begin, it_end);当[it_begin, it_end)属于pt_list的时候的处理要注意。</text:p>
        </text:list-item>
        <text:list-item>
          <text:p text:style-name="P44">对于接口中未定义的行为，debug版本的库都要触发断言。</text:p>
        </text:list-item>
        <text:list-item>
          <text:p text:style-name="P44">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4">为容器的初始化函数增加检查是否容器是使用create函数创建的，为其他的函数检查容器是否是已经初始化的，destroy函数可以销毁创建和初始化的容器。</text:p>
        </text:list-item>
        <text:list-item>
          <text:p text:style-name="P44">将代码中的t_index全部使用i代替。</text:p>
        </text:list-item>
        <text:list-item>
          <text:p text:style-name="P44">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4">容器内不实现尽量使用迭代器实现。</text:p>
        </text:list-item>
        <text:list-item>
          <text:p text:style-name="P44">注意一些带有_if后缀的函数当函数为NULL的时候，使用的默认函数是fun_default_binary或者<text:soft-page-break/>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4">将_list_quick_sort修改成使用迭代器的版本。(有利于解决对于char*类型的代码重复实现的问题，这要等_type_less_cstr修改了以后在修改。)</text:p>
        </text:list-item>
        <text:list-item>
          <text:p text:style-name="P44">标准并没有规定有符号的除法以及取余的商和余数的符号是什么，所以要注意代码中有符号的除法和取余的计算的地方。(最好的方法是分开写。)</text:p>
        </text:list-item>
        <text:list-item>
          <text:p text:style-name="P44">使用容器的xxxx_init_n()函数实现xxxx_init_elem()函数，去掉两个函数之间的重复。DRY!!!!</text:p>
        </text:list-item>
        <text:list-item>
          <text:p text:style-name="P44">对于使用iterator_distance的地方统一方法，在使用前先判断返回值的符号，然后转换成size_t类型。</text:p>
        </text:list-item>
        <text:list-item>
          <text:p text:style-name="P44">将宏的名字定义的更规范如_GET_SLIST_TYPE_NAME改成_SLIST_GET_TYPE_NAME。</text:p>
        </text:list-item>
        <text:list-item>
          <text:p text:style-name="P44">_type_get_type中的bool_t类型要使用size_t来获得。</text:p>
        </text:list-item>
        <text:list-item>
          <text:p text:style-name="P44">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4">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4">basic_string_find系列函数没有对于c内建类型以外的类型进行测试，这里需要增加新的测试用例来测试其他类型。</text:p>
        </text:list-item>
        <text:list-item>
          <text:p text:style-name="P44">检查basic_string的操作函数中两个函数都是basic_string_t*类型时，当第一个参数等以第二个参数时的语义。</text:p>
        </text:list-item>
        <text:list-item>
          <text:p text:style-name="P44">检查basic_string的函数中_cstr和_subcstr以及_string和_substring这样关系的函数中前者是否使用了带有NPOS的后者实现。</text:p>
        </text:list-item>
        <text:list-item>
          <text:p text:style-name="P44">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4">将basic_string结构中的_t_vector替换成_vec_base。</text:p>
        </text:list-item>
        <text:list-item>
          <text:p text:style-name="P44">据说vector_t* pt_vec = create_vector(string_t);在销毁的时候会有内存泄漏，看看到底是什么情况，在其他类型中也实验一下。</text:p>
        </text:list-item>
        <text:list-item>
          <text:p text:style-name="P44">对于basic_string_insert系列函数，当t_pos超出basic_string有效范围的时候的处理情况要和SGI STL的行为一致。目前当t_pos为无效位置的时候出现未定义行为。</text:p>
        </text:list-item>
        <text:list-item>
          <text:p text:style-name="P44">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4">对于代码中所有的局部变量都要进行初始化。</text:p>
        </text:list-item>
        <text:list-item>
          <text:p text:style-name="P44">考虑basic_string_t* pt_basic_string = create_basic_string(char*);时basic_string_c_str(pt_basic_string);和basic_string_data(pt_basic_string);的返回值是什么情况。</text:p>
        </text:list-item>
        <text:list-item>
          <text:p text:style-name="P44">basic_string_insert_subcstr与其他的_subcstr函数实现方式不一致，考虑是否要修改。</text:p>
        </text:list-item>
        <text:list-item>
          <text:p text:style-name="P44">将basic_string函数中带有多个t_pos, t_len的函数参数名称修改成t_pos0, t_len0, t_pos1, t_len1等等。</text:p>
        </text:list-item>
      </text:list>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list xml:id="list37437832" text:continue-list="list37415711" text:style-name="WW8Num13">
        <text:list-item>
          <text:h text:style-name="P49"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ext:soft-page-break/>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3-16T17:30:21.89</dc:date>
    <meta:editing-cycles>1941</meta:editing-cycles>
    <meta:editing-duration>PT478H13M27S</meta:editing-duration>
    <meta:generator>OpenOffice.org/3.2$Win32 OpenOffice.org_project/320m18$Build-9502</meta:generator>
    <dc:creator>Wang Bo</dc:creator>
    <meta:document-statistic meta:table-count="663" meta:image-count="41" meta:object-count="0" meta:page-count="285" meta:paragraph-count="8945" meta:word-count="72858" meta:character-count="274519"/>
  </office:meta>
</office:document-meta>
</file>